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7.091cm"/>
    </style:style>
    <style:style style:name="Table1.C" style:family="table-column">
      <style:table-column-properties style:column-width="7.1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officeooo:rsid="001210f9" officeooo:paragraph-rsid="001210f9"/>
    </style:style>
    <style:style style:name="P2" style:family="paragraph" style:parent-style-name="Standard" style:list-style-name="L1">
      <style:text-properties style:font-name="Bahnschrift" officeooo:rsid="00154bdb" officeooo:paragraph-rsid="00154bdb"/>
    </style:style>
    <style:style style:name="P3" style:family="paragraph" style:parent-style-name="Standard">
      <style:text-properties style:font-name="Bahnschrift" officeooo:rsid="00154bdb" officeooo:paragraph-rsid="001210f9"/>
    </style:style>
    <style:style style:name="P4" style:family="paragraph" style:parent-style-name="Standard">
      <style:text-properties style:font-name="Bahnschrift" officeooo:rsid="001773ce" officeooo:paragraph-rsid="001773ce"/>
    </style:style>
    <style:style style:name="P5" style:family="paragraph" style:parent-style-name="Standard">
      <style:text-properties style:font-name="Bahnschrift" fo:font-size="9pt" officeooo:rsid="00154bdb" officeooo:paragraph-rsid="001773ce" style:font-size-asian="9pt" style:font-size-complex="9pt"/>
    </style:style>
    <style:style style:name="P6" style:family="paragraph" style:parent-style-name="Standard">
      <style:text-properties style:font-name="Bahnschrift" fo:font-size="9pt" officeooo:rsid="0012920c" officeooo:paragraph-rsid="001773ce" style:font-size-asian="9pt" style:font-size-complex="9pt"/>
    </style:style>
    <style:style style:name="P7" style:family="paragraph" style:parent-style-name="Table_20_Contents">
      <style:text-properties style:font-name="Bahnschrift" fo:font-size="9pt" style:font-size-asian="9pt" style:font-size-complex="9pt"/>
    </style:style>
    <style:style style:name="P8" style:family="paragraph" style:parent-style-name="Table_20_Contents">
      <style:text-properties style:font-name="Bahnschrift" fo:font-size="9pt" officeooo:rsid="001628c8" officeooo:paragraph-rsid="001628c8" style:font-size-asian="9pt" style:font-size-complex="9pt"/>
    </style:style>
    <style:style style:name="P9" style:family="paragraph" style:parent-style-name="Table_20_Contents">
      <style:text-properties style:font-name="Bahnschrift" fo:font-size="9pt" officeooo:rsid="001773ce" officeooo:paragraph-rsid="001773ce" style:font-size-asian="9pt" style:font-size-complex="9pt"/>
    </style:style>
    <style:style style:name="T1" style:family="text">
      <style:text-properties officeooo:rsid="00154bdb"/>
    </style:style>
    <style:style style:name="T2" style:family="text">
      <style:text-properties officeooo:rsid="001773ce"/>
    </style:style>
    <style:style style:name="T3" style:family="text">
      <style:text-properties officeooo:rsid="00188f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Desk Calculator Dev Log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63511673952"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8">Log</text:p>
          </table:table-cell>
          <table:table-cell table:style-name="Table1.A1" office:value-type="string">
            <text:p text:style-name="P8">To Do</text:p>
          </table:table-cell>
        </table:table-row>
        <table:table-row table:style-name="TableLine1863511673952">
          <table:table-cell table:style-name="Table1.A1" office:value-type="string">
            <text:p text:style-name="P6"><text:span text:style-name="T1">9</text:span>/12 – 202<text:span text:style-name="T2">1</text:span></text:p>
          </table:table-cell>
          <table:table-cell table:style-name="Table1.A1" office:value-type="string">
            <text:p text:style-name="P5"><text:span text:style-name="T2">- C</text:span>ompleted Back button function</text:p>
            <text:p text:style-name="P5">- WIP Save button functionality (print)</text:p>
          </table:table-cell>
          <table:table-cell table:style-name="Table1.A1" office:value-type="string">
            <text:p text:style-name="P7">- <text:span text:style-name="T2">printStyle CSS for print overlay</text:span></text:p>
            <text:p text:style-name="P7">- <text:span text:style-name="T3">refactor Save button codes</text:span></text:p>
          </table:table-cell>
        </table:table-row>
        <table:table-row table:style-name="TableLine18635116739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8635116739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8635116739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09T00:41:09.966000000</dc:date>
    <meta:editing-duration>P2DT5H26M26S</meta:editing-duration>
    <meta:editing-cycles>7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9" meta:word-count="32" meta:character-count="183" meta:non-whitespace-character-count="159"/>
  </office:meta>
</office:document-meta>
</file>